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f5a3d" officeooo:paragraph-rsid="000f5a3d" style:font-size-asian="20pt" style:font-size-complex="20pt"/>
    </style:style>
    <style:style style:name="T1" style:family="text">
      <style:text-properties officeooo:rsid="0010b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i va el modelo <text:span text:style-name="T1">relacional</text:span>, no se sube aun porque el archivo necesita acceso y yo no tengo acces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4T13:25:56.161826917</dc:date>
    <meta:editing-duration>PT1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9" meta:character-count="100" meta:non-whitespace-character-count="82"/>
  </office:meta>
</office:document-meta>
</file>